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05cm"/>
    </style:style>
    <style:style style:name="co2" style:family="table-column">
      <style:table-column-properties fo:break-before="auto" style:column-width="10.356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erinc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number-columns-repeated="5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jegyzek</text:p>
          </table:table-cell>
          <table:table-cell office:value-type="string" calcext:value-type="string">
            <text:p>oldalszam</text:p>
          </table:table-cell>
          <table:table-cell table:style-name="ce3" office:value-type="string" calcext:value-type="string">
            <text:p>kulcsszo?</text:p>
          </table:table-cell>
          <table:table-cell table:style-name="ce3" office:value-type="string" calcext:value-type="string">
            <text:p>memoriapalota</text:p>
          </table:table-cell>
          <table:table-cell table:style-name="ce3"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vezetes</text:p>
          </table:table-cell>
          <table:table-cell office:value-type="float" office:value="9" calcext:value-type="float">
            <text:p>9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szoftvertechnologia_kialakulasa</text:p>
          </table:table-cell>
          <table:table-cell office:value-type="float" office:value="13" calcext:value-type="float">
            <text:p>13</text:p>
          </table:table-cell>
          <table:table-cell table:number-columns-repeated="61"/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string" calcext:value-type="string">
            <text:p>projektmenedzseles</text:p>
          </table:table-cell>
          <table:table-cell office:value-type="float" office:value="17" calcext:value-type="float">
            <text:p>17</text:p>
          </table:table-cell>
          <table:table-cell table:number-columns-repeated="61"/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string" calcext:value-type="string">
            <text:p>egyszeru_programfejlesztesi_modell</text:p>
          </table:table-cell>
          <table:table-cell office:value-type="float" office:value="25" calcext:value-type="float">
            <text:p>25</text:p>
          </table:table-cell>
          <table:table-cell table:number-columns-repeated="61"/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string" calcext:value-type="string">
            <text:p>programfejlesztes_specifikacioval</text:p>
          </table:table-cell>
          <table:table-cell office:value-type="float" office:value="26" calcext:value-type="float">
            <text:p>26</text:p>
          </table:table-cell>
          <table:table-cell table:number-columns-repeated="61"/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string" calcext:value-type="string">
            <text:p>nagy_rendszerek_altalanos_fejlesztesi_modellje</text:p>
          </table:table-cell>
          <table:table-cell office:value-type="float" office:value="28" calcext:value-type="float">
            <text:p>2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,4,1</text:p>
          </table:table-cell>
          <table:table-cell office:value-type="string" calcext:value-type="string">
            <text:p>vizeses_modell</text:p>
          </table:table-cell>
          <table:table-cell office:value-type="float" office:value="30" calcext:value-type="float">
            <text:p>3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,4,2</text:p>
          </table:table-cell>
          <table:table-cell office:value-type="string" calcext:value-type="string">
            <text:p>evolucios_modell</text:p>
          </table:table-cell>
          <table:table-cell office:value-type="float" office:value="31" calcext:value-type="float">
            <text:p>3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,4,3</text:p>
          </table:table-cell>
          <table:table-cell office:value-type="string" calcext:value-type="string">
            <text:p>boehm_fele_spiralis_modell</text:p>
          </table:table-cell>
          <table:table-cell office:value-type="float" office:value="33" calcext:value-type="float">
            <text:p>3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,4,4</text:p>
          </table:table-cell>
          <table:table-cell office:value-type="string" calcext:value-type="string">
            <text:p>a_problema_megoldasanak_elozmenye</text:p>
          </table:table-cell>
          <table:table-cell office:value-type="float" office:value="39" calcext:value-type="float">
            <text:p>3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,4,5</text:p>
          </table:table-cell>
          <table:table-cell office:value-type="string" calcext:value-type="string">
            <text:p>kovetelmenyek_leirasa</text:p>
          </table:table-cell>
          <table:table-cell office:value-type="float" office:value="39" calcext:value-type="float">
            <text:p>3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,4,6</text:p>
          </table:table-cell>
          <table:table-cell office:value-type="string" calcext:value-type="string">
            <text:p>kovetelmenyek_elemzese_es_prototipus</text:p>
          </table:table-cell>
          <table:table-cell office:value-type="float" office:value="45" calcext:value-type="float">
            <text:p>4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,4,7</text:p>
          </table:table-cell>
          <table:table-cell office:value-type="string" calcext:value-type="string">
            <text:p>programspecifikacio</text:p>
          </table:table-cell>
          <table:table-cell office:value-type="float" office:value="48" calcext:value-type="float">
            <text:p>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,4,8</text:p>
          </table:table-cell>
          <table:table-cell office:value-type="string" calcext:value-type="string">
            <text:p>tervezes</text:p>
          </table:table-cell>
          <table:table-cell office:value-type="float" office:value="49" calcext:value-type="float">
            <text:p>4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,4,9</text:p>
          </table:table-cell>
          <table:table-cell office:value-type="string" calcext:value-type="string">
            <text:p>implementacio</text:p>
          </table:table-cell>
          <table:table-cell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,4,10</text:p>
          </table:table-cell>
          <table:table-cell office:value-type="string" calcext:value-type="string">
            <text:p>verifikacio_validacio</text:p>
          </table:table-cell>
          <table:table-cell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,4,11</text:p>
          </table:table-cell>
          <table:table-cell office:value-type="string" calcext:value-type="string">
            <text:p>rendszerkovetes_karbantartas</text:p>
          </table:table-cell>
          <table:table-cell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2,4,12</text:p>
          </table:table-cell>
          <table:table-cell office:value-type="string" calcext:value-type="string">
            <text:p>dokumentacio</text:p>
          </table:table-cell>
          <table:table-cell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programfejlesztes_modellalkotassal</text:p>
          </table:table-cell>
          <table:table-cell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string" calcext:value-type="string">
            <text:p>a_programozasi_technologia_fejlodesi_iranya</text:p>
          </table:table-cell>
          <table:table-cell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string" calcext:value-type="string">
            <text:p>unified_modeling_language_uml</text:p>
          </table:table-cell>
          <table:table-cell office:value-type="float" office:value="67" calcext:value-type="float">
            <text:p>6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,7,1</text:p>
          </table:table-cell>
          <table:table-cell office:value-type="string" calcext:value-type="string">
            <text:p>az_uml_epitokovei</text:p>
          </table:table-cell>
          <table:table-cell office:value-type="float" office:value="69" calcext:value-type="float">
            <text:p>69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az_objektumelvu_programozas_kialakulasa</text:p>
          </table:table-cell>
          <table:table-cell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string" calcext:value-type="string">
            <text:p>absztrakcio</text:p>
          </table:table-cell>
          <table:table-cell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string" calcext:value-type="string">
            <text:p>adattipus</text:p>
          </table:table-cell>
          <table:table-cell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,2,1</text:p>
          </table:table-cell>
          <table:table-cell office:value-type="string" calcext:value-type="string">
            <text:p>egyszeru_adattipus</text:p>
          </table:table-cell>
          <table:table-cell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osszetett_adattipu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ípusosztal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ípusoroklod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ípusoroklodes_specializaciova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ípusoroklodes_ujrafelhasznalassa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nezetrendsz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z_uml_diagramjai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z_objektum_informalis_definicioj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z_objektumosztaly_informalis_definicioj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z_osztalydiagram_definicioj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z_objektumdiagram_definicoja</text:p>
          </table:table-cell>
          <table:table-cell table:number-columns-repeated="62"/>
        </table:table-row>
        <table:table-row table:style-name="ro1">
          <table:table-cell/>
          <table:table-cell table:style-name="ce4" office:value-type="string" calcext:value-type="string">
            <text:p>objektumosztalyok_kozoti_kapcsolato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arsitasi_relacio_asszociacio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_multiplicitas_jeloles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z_objektum_szerepenek_jeloles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z_asszociaciokhoz_kapcsolodo_tovabbi_jelolese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eldak_asszociacokr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ggregacio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kompozicio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ltalanositas_es_specializacio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obbszoros_specializacio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obbszoros_altalanosita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osztalydiagramok_keszites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z_osztalydiagramok_es_az_objektumokdiagramok_kapcsolata</text:p>
          </table:table-cell>
          <table:table-cell table:number-columns-repeated="62"/>
        </table:table-row>
        <table:table-row table:style-name="ro1">
          <table:table-cell/>
          <table:table-cell table:style-name="ce4" office:value-type="string" calcext:value-type="string">
            <text:p>allapotdiagram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z_allapot_informalis_definicioj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z_esemeny_informalis_definicioj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z_allapotdiagram_definicioj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semeny_es_akcio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z_allapotdiagram_bonyolultsag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llapotok_altalanositas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llapotok_aggregacioj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z_allapot_altalanos_fogalma</text:p>
          </table:table-cell>
          <table:table-cell table:number-columns-repeated="62"/>
        </table:table-row>
        <table:table-row table:style-name="ro1">
          <table:table-cell/>
          <table:table-cell table:style-name="ce4" office:value-type="string" calcext:value-type="string">
            <text:p>szekvenciadiagram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osztalyszerep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osztalyszerep_eletvonal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z_osztalyszerep_aktivacios_eletvonal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z_objektum_letrehozasa_es_megsemmisites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z_objektum_aktivacioj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uzenettipuso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gyszeru_uzene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zinkronizacios_uzene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idohoz_kotott_varakoza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andevu_uzene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sziknron_uzene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visszateresi_uzene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_skezvenciadiagram_kiegeszitesei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_hierarchia_abrazolas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_valasztasok_abrazolas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z_iteracio_abrazolas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_parhuzamossag_abrazolasa</text:p>
          </table:table-cell>
          <table:table-cell table:number-columns-repeated="62"/>
        </table:table-row>
        <table:table-row table:style-name="ro1">
          <table:table-cell/>
          <table:table-cell table:style-name="ce4" office:value-type="string" calcext:value-type="string">
            <text:p>funkcionalis_model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gyuttmukodes_diagram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datfolyam_diagram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_funkionalis_modell_megalkotas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ktivacios_diagram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vegrehajtasi_graf</text:p>
          </table:table-cell>
          <table:table-cell table:number-columns-repeated="62"/>
        </table:table-row>
        <table:table-row table:style-name="ro1">
          <table:table-cell/>
          <table:table-cell table:style-name="ce4" office:value-type="string" calcext:value-type="string">
            <text:p>implementacios_szempont_szerinti_diagramo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komponensdiagram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_rendszer_statikus_szerkezet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lrendszer</text:p>
          </table:table-cell>
          <table:table-cell table:number-columns-repeated="62"/>
        </table:table-row>
        <table:table-row table:style-name="ro1">
          <table:table-cell/>
          <table:table-cell table:style-name="ce4" office:value-type="string" calcext:value-type="string">
            <text:p>az_uml_tovabbi_diagramj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kornyezeti_diagram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hasznalati_esetek_diagramja</text:p>
          </table:table-cell>
          <table:table-cell table:number-columns-repeated="62"/>
        </table:table-row>
        <table:table-row table:style-name="ro1">
          <table:table-cell/>
          <table:table-cell table:style-name="ce4" office:value-type="string" calcext:value-type="string">
            <text:p>modellalkotas_a_programfejlesztesbe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zemlelteto_pelda</text:p>
          </table:table-cell>
          <table:table-cell table:number-columns-repeated="62"/>
        </table:table-row>
        <table:table-row table:style-name="ro1">
          <table:table-cell/>
          <table:table-cell table:style-name="ce4" office:value-type="string" calcext:value-type="string">
            <text:p>tervmintak_kerete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ervmintak_kerete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ervmintak_megadas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keret</text:p>
          </table:table-cell>
          <table:table-cell table:number-columns-repeated="62"/>
        </table:table-row>
        <table:table-row table:style-name="ro1">
          <table:table-cell/>
          <table:table-cell table:style-name="ce4" office:value-type="string" calcext:value-type="string">
            <text:p>a_programtermek_minosegi_mutatoi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rogramhelyesseg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egbizhatossag_robosztussag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_program_bonyolultsag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eljeselmenyelvu_szoftvertechnologia</text:p>
          </table:table-cell>
          <table:table-cell table:number-columns-repeated="62"/>
        </table:table-row>
        <table:table-row table:style-name="ro1">
          <table:table-cell/>
          <table:table-cell table:style-name="ce4" office:value-type="string" calcext:value-type="string">
            <text:p>targymutato</text:p>
          </table:table-cell>
          <table:table-cell table:number-columns-repeated="62"/>
        </table:table-row>
        <table:table-row table:style-name="ro1">
          <table:table-cell/>
          <table:table-cell table:style-name="ce4" office:value-type="string" calcext:value-type="string">
            <text:p>irodalomjegyzek</text:p>
          </table:table-cell>
          <table:table-cell table:number-columns-repeated="62"/>
        </table:table-row>
        <table:table-row table:style-name="ro1" table:number-rows-repeated="104847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6">0000.00.00</text:date>, <text:time style:data-style-name="N2" text:time-value="20:17:41.717000000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16T13:38:58.917000000</meta:creation-date>
    <dc:date>2020-08-16T20:17:48.457000000</dc:date>
    <meta:editing-duration>PT25M4S</meta:editing-duration>
    <meta:editing-cycles>14</meta:editing-cycles>
    <meta:generator>LibreOffice/7.0.0.3$Windows_X86_64 LibreOffice_project/8061b3e9204bef6b321a21033174034a5e2ea88e</meta:generator>
    <meta:document-statistic meta:table-count="1" meta:cell-count="160" meta:object-count="0"/>
  </office:meta>
</office:document-meta>
</file>